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3e3eb4" officeooo:paragraph-rsid="003e3eb4"/>
    </style:style>
    <style:style style:name="P2" style:family="paragraph" style:parent-style-name="Standard" style:list-style-name="L1">
      <style:text-properties officeooo:rsid="0040a21a" officeooo:paragraph-rsid="0040a21a"/>
    </style:style>
    <style:style style:name="P3" style:family="paragraph" style:parent-style-name="Standard" style:list-style-name="L1">
      <style:text-properties officeooo:rsid="007d635d" officeooo:paragraph-rsid="007d635d"/>
    </style:style>
    <style:style style:name="P4" style:family="paragraph" style:parent-style-name="Standard" style:list-style-name="L1">
      <style:text-properties officeooo:rsid="0043aedd" officeooo:paragraph-rsid="0043aedd"/>
    </style:style>
    <style:style style:name="P5" style:family="paragraph" style:parent-style-name="Standard" style:list-style-name="L1">
      <style:text-properties officeooo:rsid="00496569" officeooo:paragraph-rsid="00496569"/>
    </style:style>
    <style:style style:name="P6" style:family="paragraph" style:parent-style-name="Standard" style:list-style-name="L1">
      <style:text-properties officeooo:rsid="0056cc22" officeooo:paragraph-rsid="0056cc22"/>
    </style:style>
    <style:style style:name="P7" style:family="paragraph" style:parent-style-name="Standard" style:list-style-name="L1">
      <style:text-properties officeooo:rsid="004bf539" officeooo:paragraph-rsid="004bf539"/>
    </style:style>
    <style:style style:name="P8" style:family="paragraph" style:parent-style-name="Standard" style:list-style-name="L1">
      <style:text-properties officeooo:rsid="004eeeb1" officeooo:paragraph-rsid="004eeeb1"/>
    </style:style>
    <style:style style:name="P9" style:family="paragraph" style:parent-style-name="Standard" style:list-style-name="L1">
      <style:text-properties officeooo:rsid="004ff41c" officeooo:paragraph-rsid="004ff41c"/>
    </style:style>
    <style:style style:name="P10" style:family="paragraph" style:parent-style-name="Standard" style:list-style-name="L1">
      <style:text-properties officeooo:rsid="005efc2f" officeooo:paragraph-rsid="005efc2f"/>
    </style:style>
    <style:style style:name="P11" style:family="paragraph" style:parent-style-name="Standard" style:list-style-name="L1">
      <style:text-properties officeooo:rsid="0060bcbe" officeooo:paragraph-rsid="0060bcbe"/>
    </style:style>
    <style:style style:name="P12" style:family="paragraph" style:parent-style-name="Standard" style:list-style-name="L1">
      <style:text-properties officeooo:rsid="0061da70" officeooo:paragraph-rsid="0061da70"/>
    </style:style>
    <style:style style:name="P13" style:family="paragraph" style:parent-style-name="Standard" style:list-style-name="L1">
      <style:text-properties officeooo:rsid="0063c82a" officeooo:paragraph-rsid="0063c82a"/>
    </style:style>
    <style:style style:name="P14" style:family="paragraph" style:parent-style-name="Standard" style:list-style-name="L1">
      <style:text-properties officeooo:rsid="0064b258" officeooo:paragraph-rsid="0064b258"/>
    </style:style>
    <style:style style:name="P15" style:family="paragraph" style:parent-style-name="Standard" style:list-style-name="L1">
      <style:text-properties officeooo:rsid="006567ef" officeooo:paragraph-rsid="006567ef"/>
    </style:style>
    <style:style style:name="P16" style:family="paragraph" style:parent-style-name="Standard" style:list-style-name="L1">
      <style:text-properties officeooo:rsid="00666fe9" officeooo:paragraph-rsid="00666fe9"/>
    </style:style>
    <style:style style:name="P17" style:family="paragraph" style:parent-style-name="Standard" style:list-style-name="L1">
      <style:text-properties officeooo:rsid="006707be" officeooo:paragraph-rsid="006707be"/>
    </style:style>
    <style:style style:name="P18" style:family="paragraph" style:parent-style-name="Standard" style:list-style-name="L1">
      <style:text-properties officeooo:rsid="0088792d" officeooo:paragraph-rsid="0088792d"/>
    </style:style>
    <style:style style:name="T1" style:family="text">
      <style:text-properties officeooo:rsid="004eeeb1"/>
    </style:style>
    <style:style style:name="T2" style:family="text">
      <style:text-properties officeooo:rsid="0051456c"/>
    </style:style>
    <style:style style:name="T3" style:family="text">
      <style:text-properties officeooo:rsid="0056cc22"/>
    </style:style>
    <style:style style:name="T4" style:family="text">
      <style:text-properties officeooo:rsid="0058b47c"/>
    </style:style>
    <style:style style:name="T5" style:family="text">
      <style:text-properties officeooo:rsid="005d5a53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Numbering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Numbering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11612477005080298" text:style-name="L1">
        <text:list-item>
          <text:p text:style-name="P1">Words Plugin</text:p>
        </text:list-item>
        <text:list-item>
          <text:p text:style-name="P1">Grid Plugin</text:p>
        </text:list-item>
        <text:list-item>
          <text:p text:style-name="P1"><text:span text:style-name="T5">Tile-based </text:span>Prefab Building Plugin</text:p>
        </text:list-item>
        <text:list-item>
          <text:p text:style-name="P1">Discrete Time Plugin</text:p>
        </text:list-item>
        <text:list-item>
          <text:p text:style-name="P1">Level Editor Plugin</text:p>
        </text:list-item>
        <text:list-item>
          <text:p text:style-name="P2">Architecture assets</text:p>
        </text:list-item>
        <text:list-item>
          <text:p text:style-name="P3">arch asset generator for Blender</text:p>
        </text:list-item>
        <text:list-item>
          <text:p text:style-name="P4">2D Sprite Assets</text:p>
        </text:list-item>
        <text:list-item>
          <text:p text:style-name="P5">Mathematics: a <text:span text:style-name="T3">Surface</text:span> graph</text:p>
          <text:list>
            <text:list-item>
              <text:p text:style-name="P6">oriented planar<text:span text:style-name="T4">-embeddable</text:span> graph, but not a plane embedding</text:p>
            </text:list-item>
            <text:list-item>
              <text:p text:style-name="P5">a terrain in Unreal or Unity is an example</text:p>
              <text:list>
                <text:list-item>
                  <text:p text:style-name="P5">but, not just a simple heightmap, <text:span text:style-name="T2">can have caves for ex.</text:span></text:p>
                </text:list-item>
                <text:list-item>
                  <text:p text:style-name="P5">e.g. a building could have its base smaller than</text:p>
                  <text:p text:style-name="P5">its roof, but still be a 2d entity</text:p>
                </text:list-item>
                <text:list-item>
                  <text:p text:style-name="P7">start with a plane</text:p>
                  <text:list>
                    <text:list-item>
                      <text:p text:style-name="P7">divide into polygons</text:p>
                    </text:list-item>
                    <text:list-item>
                      <text:p text:style-name="P7">can extrude (raise or lower) selected polygons <text:span text:style-name="T1">(creating new polys)</text:span></text:p>
                    </text:list-item>
                    <text:list-item>
                      <text:p text:style-name="P7">then polygon face of extrusion can be expanded/shrunk</text:p>
                    </text:list-item>
                    <text:list-item>
                      <text:p text:style-name="P8">any polygon can be subdivided into polygons</text:p>
                    </text:list-item>
                  </text:list>
                </text:list-item>
                <text:list-item>
                  <text:p text:style-name="P9">Need a good way to texture map this</text:p>
                </text:list-item>
              </text:list>
            </text:list-item>
          </text:list>
        </text:list-item>
        <text:list-item>
          <text:p text:style-name="P10">Maze Generator</text:p>
          <text:list>
            <text:list-item>
              <text:p text:style-name="P10">2D and 3D</text:p>
            </text:list-item>
            <text:list-item>
              <text:p text:style-name="P11">strange topologies?</text:p>
            </text:list-item>
          </text:list>
        </text:list-item>
        <text:list-item>
          <text:p text:style-name="P12">Text-based game engine</text:p>
          <text:list>
            <text:list-item>
              <text:p text:style-name="P13">state machine</text:p>
            </text:list-item>
          </text:list>
        </text:list-item>
        <text:list-item>
          <text:p text:style-name="P14">Property Graph</text:p>
          <text:list>
            <text:list-item>
              <text:p text:style-name="P15">Nodes and Edges have names. <text:s/>Nodes are entities, Edges are relations</text:p>
            </text:list-item>
            <text:list-item>
              <text:p text:style-name="P16">Persistant</text:p>
            </text:list-item>
            <text:list-item>
              <text:p text:style-name="P17">Queriable</text:p>
            </text:list-item>
          </text:list>
        </text:list-item>
        <text:list-item>
          <text:p text:style-name="P18">Prison Escape in Duke Nukem</text:p>
          <text:list>
            <text:list-item>
              <text:p text:style-name="P18">also in unity, java, etc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4T17:32:08.079000000</meta:creation-date>
    <meta:editing-cycles>31</meta:editing-cycles>
    <meta:generator>LibreOffice/5.2.3.3$Windows_x86 LibreOffice_project/d54a8868f08a7b39642414cf2c8ef2f228f780cf</meta:generator>
    <meta:editing-duration>PT27M59S</meta:editing-duration>
    <dc:title>Blank</dc:title>
    <meta:initial-creator>Todd Vance</meta:initial-creator>
    <dc:date>2017-01-17T13:09:27.036000000</dc:date>
    <dc:creator>Todd Vance</dc:creator>
    <meta:document-statistic meta:table-count="0" meta:image-count="0" meta:object-count="0" meta:page-count="1" meta:paragraph-count="31" meta:word-count="180" meta:character-count="972" meta:non-whitespace-character-count="852"/>
    <meta:template xlink:type="simple" xlink:actuate="onRequest" xlink:title="Blank" xlink:href="file:///C:/Users/Todd%20Vance/AppData/Roaming/LibreOffice/4/user/template/Blank.ott" meta:date="2017-01-14T17:32:07.218000000"/>
  </office:meta>
</office:document-meta>
</file>